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mptTable" style:family="table">
      <style:table-properties style:width="17cm" table:align="margins"/>
    </style:style>
    <style:style style:name="PromptTable.A" style:family="table-column">
      <style:table-column-properties style:column-width="8.5cm" style:rel-column-width="32767*"/>
    </style:style>
    <style:style style:name="PromptTable.A1" style:family="table-cell">
      <style:table-cell-properties fo:padding="0.097cm" fo:border-left="0.002cm solid #000000" fo:border-right="none" fo:border-top="0.002cm solid #000000" fo:border-bottom="0.002cm solid #000000"/>
    </style:style>
    <style:style style:name="PromptTable.B1" style:family="table-cell">
      <style:table-cell-properties fo:padding="0.097cm" fo:border="0.002cm solid #000000"/>
    </style:style>
    <style:style style:name="PromptTable.A2" style:family="table-cell">
      <style:table-cell-properties fo:padding="0.097cm" fo:border-left="0.002cm solid #000000" fo:border-right="none" fo:border-top="none" fo:border-bottom="0.002cm solid #000000"/>
    </style:style>
    <style:style style:name="PromptTable.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2">
      <style:paragraph-properties fo:margin-top="0cm" fo:margin-bottom="0cm"/>
    </style:style>
    <style:style style:name="P16" style:family="paragraph" style:parent-style-name="Text_20_body" style:list-style-name="L3">
      <style:paragraph-properties fo:margin-top="0cm" fo:margin-bottom="0cm"/>
    </style:style>
    <style:style style:name="P17" style:family="paragraph" style:parent-style-name="Text_20_body" style:list-style-name="L4">
      <style:paragraph-properties fo:margin-top="0cm" fo:margin-bottom="0cm"/>
    </style:style>
    <style:style style:name="P18" style:family="paragraph" style:parent-style-name="Text_20_body" style:list-style-name="L6">
      <style:paragraph-properties fo:margin-top="0cm" fo:margin-bottom="0cm"/>
    </style:style>
    <style:style style:name="P19" style:family="paragraph" style:parent-style-name="Text_20_body" style:list-style-name="L8">
      <style:paragraph-properties fo:margin-top="0cm" fo:margin-bottom="0cm"/>
    </style:style>
    <style:style style:name="P20" style:family="paragraph" style:parent-style-name="Text_20_body" style:list-style-name="L9">
      <style:paragraph-properties fo:margin-top="0cm" fo:margin-bottom="0cm"/>
    </style:style>
    <style:style style:name="P21" style:family="paragraph" style:parent-style-name="Text_20_body" style:list-style-name="L10">
      <style:paragraph-properties fo:margin-top="0cm" fo:margin-bottom="0cm"/>
    </style:style>
    <style:style style:name="P22" style:family="paragraph" style:parent-style-name="Text_20_body" style:list-style-name="L11">
      <style:paragraph-properties fo:margin-top="0cm" fo:margin-bottom="0cm"/>
    </style:style>
    <style:style style:name="P23" style:family="paragraph" style:parent-style-name="Text_20_body" style:list-style-name="L12">
      <style:paragraph-properties fo:margin-top="0cm" fo:margin-bottom="0cm"/>
    </style:style>
    <style:style style:name="P24" style:family="paragraph" style:parent-style-name="Text_20_body" style:list-style-name="L13">
      <style:paragraph-properties fo:margin-top="0cm" fo:margin-bottom="0cm"/>
    </style:style>
    <style:style style:name="P25" style:family="paragraph" style:parent-style-name="Text_20_body" style:list-style-name="L14">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romptTable" table:style-name="PromptTable">
        <table:table-column table:style-name="PromptTable.A" table:number-columns-repeated="2"/>
        <table:table-header-rows>
          <table:table-row>
            <table:table-cell table:style-name="PromptTable.A1" office:value-type="string">
              <text:p text:style-name="Table_20_Heading">Prompt</text:p>
            </table:table-cell>
            <table:table-cell table:style-name="PromptTable.B1" office:value-type="string">
              <text:p text:style-name="Table_20_Heading">ChatGPT</text:p>
            </table:table-cell>
          </table:table-row>
        </table:table-header-rows>
        <table:table-row>
          <table:table-cell table:style-name="PromptTable.A2" office:value-type="string">
            <text:p text:style-name="Standard">As a solution architect and software developer you have to program an application as described in the attached requirement document. Analyse said document and give an description you you would set up this project. What is the project template? which third party liberaries you would use? Restriction for the libraries is: They have to still be maintained and regulary updated. Do a web research when necessary</text:p>
          </table:table-cell>
          <table:table-cell table:style-name="PromptTable.B2" office:value-type="string">
            <text:p text:style-name="Text_20_body">Based on the project description you've provided, you're aiming to develop a command-line tool in C# for creating a time-lapse movie from a series of high-resolution JPG images. This tool involves resizing images, aligning them based on a reference picture, optionally applying an overlay of images, performing face morphing between subsequent pictures, and finally compiling these into a video. Given these requirements, here's a suggested project setup and third-party libraries that could be utilized:</text:p>
            <text:h text:style-name="Heading_20_3" text:outline-level="3">Project Template</text:h>
            <text:list xml:id="list5754385173156886450" text:style-name="L1">
              <text:list-item>
                <text:p text:style-name="P1"><text:span text:style-name="Strong_20_Emphasis">.NET Console Application</text:span>: Since the application is command-line based, a .NET Console Application is the most suitable template. This project type is straightforward to set up in Visual Studio 2022 and is ideal for parsing command-line arguments and executing the described image processing and video generation tasks.</text:p>
              </text:list-item>
            </text:list>
            <text:h text:style-name="Heading_20_3" text:outline-level="3">Third-Party Libraries</text:h>
            <text:list xml:id="list7325098361798404177" text:style-name="L2">
              <text:list-item>
                <text:p text:style-name="P2"><text:span text:style-name="Strong_20_Emphasis">Image Processing</text:span>:</text:p>
                <text:list>
                  <text:list-item>
                    <text:p text:style-name="P15"><text:span text:style-name="Strong_20_Emphasis">ImageSharp</text:span>: A fully managed .NET library for image processing, perfect for resizing images and maintaining aspect ratios. ImageSharp is actively maintained and supports a wide range of image formats, including JPG.</text:p>
                  </text:list-item>
                  <text:list-item>
                    <text:p text:style-name="P15"><text:span text:style-name="Strong_20_Emphasis">Magick.NET</text:span>: This library is a .NET wrapper for ImageMagick, a powerful image processing library that could be used for more complex tasks such as image alignment and the optional overlay feature. It's regularly updated and free for use.</text:p>
                  </text:list-item>
                </text:list>
              </text:list-item>
              <text:list-item>
                <text:p text:style-name="P2"><text:span text:style-name="Strong_20_Emphasis">Face Detection and Morphing</text:span>:</text:p>
                <text:list>
                  <text:list-item>
                    <text:p text:style-name="P15"><text:span text:style-name="Strong_20_Emphasis">OpenCvSharp</text:span>: A wrapper for OpenCV in .NET. It can be used for face detection to identify landmarks for morphing. For the morphing process itself, you <text:soft-page-break/>might need to implement specific algorithms, as direct support for morphing might not be available out of the box.</text:p>
                  </text:list-item>
                  <text:list-item>
                    <text:p text:style-name="P15"><text:span text:style-name="Strong_20_Emphasis">DlibDotNet</text:span>: A .NET wrapper for the Dlib library, known for its excellent face detection and landmark identification capabilities, which will be crucial for the face morphing feature.</text:p>
                  </text:list-item>
                </text:list>
              </text:list-item>
              <text:list-item>
                <text:p text:style-name="P2"><text:span text:style-name="Strong_20_Emphasis">Video Generation</text:span>:</text:p>
                <text:list>
                  <text:list-item>
                    <text:p text:style-name="P15"><text:span text:style-name="Strong_20_Emphasis">Accord.NET Framework</text:span>: While primarily a machine learning library, Accord.NET includes tools for processing video files and could potentially be used for compiling the final time-lapse video. However, its maintenance status should be checked as it may not have recent updates.</text:p>
                  </text:list-item>
                  <text:list-item>
                    <text:p text:style-name="P2"><text:span text:style-name="Strong_20_Emphasis">FFmpeg.AutoGen</text:span>: A .NET wrapper for FFmpeg, a comprehensive multimedia processing tool. This library can be used for generating the final video, controlling frames per second (fps), and setting output formats. FFmpeg is widely used and supports a vast array of video processing features.</text:p>
                  </text:list-item>
                </text:list>
              </text:list-item>
            </text:list>
            <text:h text:style-name="Heading_20_3" text:outline-level="3">Development Approach</text:h>
            <text:list xml:id="list6113815552551124515" text:style-name="L3">
              <text:list-item>
                <text:p text:style-name="P16"><text:span text:style-name="Strong_20_Emphasis">Command-Line Parsing</text:span>: For parsing command-line arguments, consider using the <text:span text:style-name="Source_20_Text">CommandLineParser</text:span> library. It's a simple to use, yet powerful library for .NET applications, facilitating the creation of user-friendly command-line interfaces.</text:p>
              </text:list-item>
              <text:list-item>
                <text:p text:style-name="P16"><text:span text:style-name="Strong_20_Emphasis">Testing and Validation</text:span>: Ensure to include unit tests for your application components. Libraries such as xUnit or NUnit are excellent for testing in the .NET ecosystem.</text:p>
              </text:list-item>
              <text:list-item>
                <text:p text:style-name="P3"><text:span text:style-name="Strong_20_Emphasis">Performance Considerations</text:span>: Given the high-resolution images and the intensive processing required, pay attention to performance and memory <text:soft-page-break/>management. Techniques like parallel processing (where applicable) and efficient resource management will be crucial.</text:p>
              </text:list-item>
            </text:list>
            <text:h text:style-name="Heading_20_3" text:outline-level="3">Additional Notes</text:h>
            <text:list xml:id="list1813892026801771473" text:style-name="L4">
              <text:list-item>
                <text:p text:style-name="P17"><text:span text:style-name="Strong_20_Emphasis">Library Maintenance</text:span>: All recommended libraries are known to be actively maintained as of my last update. However, always check the current status and community support for each library before integrating it into your project.</text:p>
              </text:list-item>
              <text:list-item>
                <text:p text:style-name="P4"><text:span text:style-name="Strong_20_Emphasis">Licensing</text:span>: Confirm that the licenses for all chosen libraries are compatible with your project's requirements, especially since all third-party libraries must be free to use.</text:p>
              </text:list-item>
            </text:list>
            <text:p text:style-name="Text_20_body">This setup should provide a strong foundation for your project, leveraging C# and Visual Studio 2022's capabilities, alongside powerful third-party libraries for the required image and video processing tasks.</text:p>
            <text:p text:style-name="Table_20_Contents"/>
          </table:table-cell>
        </table:table-row>
        <table:table-row>
          <table:table-cell table:style-name="PromptTable.A2" office:value-type="string">
            <text:p text:style-name="Standard">According to the initial analyses a new Project of Template "Console App" was created. Following Third Party Liberaries where used * Magick.NET.Core * DLibDotNet * FFMpeg.AutoGen * CommandLineParser Remember this for the continuation of this discussion </text:p>
          </table:table-cell>
          <table:table-cell table:style-name="PromptTable.B2" office:value-type="string">
            <text:p text:style-name="Text_20_body">Noted. For the continuation of this discussion, the project setup includes creating a new "Console App" project, and the following third-party libraries have been chosen for use:</text:p>
            <text:list xml:id="list903103236528253821" text:style-name="L5">
              <text:list-item>
                <text:p text:style-name="P5"><text:span text:style-name="Strong_20_Emphasis">Magick.NET.Core</text:span>: Likely used for image processing tasks, such as resizing and possibly aligning images. This library is a .NET port of the ImageMagick library, which is powerful for creating, editing, composing, or converting bitmap images.</text:p>
              </text:list-item>
              <text:list-item>
                <text:p text:style-name="P5"><text:span text:style-name="Strong_20_Emphasis">DLibDotNet</text:span>: A .NET port of the DLib library, a modern C++ toolkit containing machine learning algorithms and tools for creating complex software in C++ to solve real-world problems. It's likely chosen for face detection and possibly for aligning faces in the images based on facial landmarks.</text:p>
              </text:list-item>
              <text:list-item>
                <text:p text:style-name="P5"><text:span text:style-name="Strong_20_Emphasis">FFMpeg.AutoGen</text:span>: A wrapper library that provides access to the functionalities of FFmpeg libraries in a .NET-compatible manner. It's probably intended for the final video creation from <text:soft-page-break/>the processed images, handling encoding, and setting fps (frames per second) and other video parameters.</text:p>
              </text:list-item>
              <text:list-item>
                <text:p text:style-name="P5"><text:span text:style-name="Strong_20_Emphasis">CommandLineParser</text:span>: A library for parsing command-line arguments in .NET applications. This will be used to handle the input parameters for the application, allowing users to specify directories, image sizes, overlay options, and video generation settings via the command line.</text:p>
              </text:list-item>
            </text:list>
            <text:p text:style-name="Text_20_body">This setup indicates a robust application design with libraries covering key areas: image processing, facial detection and alignment, video creation, and command-line interaction. Each chosen library is well-regarded in its domain, suggesting a solid foundation for building the described application.</text:p>
            <text:p text:style-name="Text_20_body"/>
          </table:table-cell>
        </table:table-row>
        <table:table-row>
          <table:table-cell table:style-name="PromptTable.A2" office:value-type="string">
            <text:p text:style-name="Standard">As solution architect Your next step after the creation of the project is to define a directory structure for the project. Also which Files (including interfaces, data structures and implementation) you would already create. Pay special attention to the command line input </text:p>
          </table:table-cell>
          <table:table-cell table:style-name="PromptTable.B2" office:value-type="string">
            <text:p text:style-name="Text_20_body">For the described "Time Lapse Face Morph App" command-line application using C#, I recommend organizing the directory structure and initial files to promote clarity, maintainability, and scalability. The application involves image processing, face alignment, morphing, and video generation, with input parameters provided via the command line. Here's a suggested directory structure and key files, including interfaces, data structures, and implementations:</text:p>
            <text:h text:style-name="Heading_20_3" text:outline-level="3">Directory Structure</text:h>
            <text:list xml:id="list3844062366139734081" text:style-name="L6">
              <text:list-item>
                <text:p text:style-name="P18"><text:span text:style-name="Strong_20_Emphasis">/src</text:span> - Source code for the application.</text:p>
                <text:list>
                  <text:list-item>
                    <text:p text:style-name="P18"><text:span text:style-name="Strong_20_Emphasis">/Program.cs</text:span> - The entry point of the application, handling command-line arguments.</text:p>
                  </text:list-item>
                  <text:list-item>
                    <text:p text:style-name="P18"><text:span text:style-name="Strong_20_Emphasis">/App</text:span> - Core application logic.</text:p>
                    <text:list>
                      <text:list-item>
                        <text:p text:style-name="P18"><text:span text:style-name="Strong_20_Emphasis">/CommandLineOptions.cs</text:span> - Defines command-line options using CommandLineParser.</text:p>
                      </text:list-item>
                      <text:list-item>
                        <text:p text:style-name="P18"><text:span text:style-name="Strong_20_Emphasis">/IImageProcessor.cs</text:span> - Interface for image processing tasks.</text:p>
                      </text:list-item>
                      <text:list-item>
                        <text:p text:style-name="P18"><text:span text:style-name="Strong_20_Emphasis">/ImageProcessor.cs</text:span> - Implementation of <text:soft-page-break/><text:span text:style-name="Source_20_Text">IImageProcessor</text:span>.</text:p>
                      </text:list-item>
                      <text:list-item>
                        <text:p text:style-name="P18"><text:span text:style-name="Strong_20_Emphasis">/IFaceAligner.cs</text:span> - Interface for face alignment tasks.</text:p>
                      </text:list-item>
                      <text:list-item>
                        <text:p text:style-name="P18"><text:span text:style-name="Strong_20_Emphasis">/FaceAligner.cs</text:span> - Implementation of <text:span text:style-name="Source_20_Text">IFaceAligner</text:span>.</text:p>
                      </text:list-item>
                      <text:list-item>
                        <text:p text:style-name="P18"><text:span text:style-name="Strong_20_Emphasis">/IMorpher.cs</text:span> - Interface for face morphing tasks.</text:p>
                      </text:list-item>
                      <text:list-item>
                        <text:p text:style-name="P18"><text:span text:style-name="Strong_20_Emphasis">/Morpher.cs</text:span> - Implementation of <text:span text:style-name="Source_20_Text">IMorpher</text:span>.</text:p>
                      </text:list-item>
                      <text:list-item>
                        <text:p text:style-name="P18"><text:span text:style-name="Strong_20_Emphasis">/IVideoGenerator.cs</text:span> - Interface for video generation tasks.</text:p>
                      </text:list-item>
                      <text:list-item>
                        <text:p text:style-name="P18"><text:span text:style-name="Strong_20_Emphasis">/VideoGenerator.cs</text:span> - Implementation of <text:span text:style-name="Source_20_Text">IVideoGenerator</text:span>.</text:p>
                      </text:list-item>
                    </text:list>
                  </text:list-item>
                  <text:list-item>
                    <text:p text:style-name="P18"><text:span text:style-name="Strong_20_Emphasis">/Helpers</text:span> - Utility and helper classes.</text:p>
                    <text:list>
                      <text:list-item>
                        <text:p text:style-name="P18"><text:span text:style-name="Strong_20_Emphasis">/ImageUtils.cs</text:span> - Helper methods for image manipulations.</text:p>
                      </text:list-item>
                      <text:list-item>
                        <text:p text:style-name="P18"><text:span text:style-name="Strong_20_Emphasis">/VideoUtils.cs</text:span> - Helper methods for video processing.</text:p>
                      </text:list-item>
                    </text:list>
                  </text:list-item>
                </text:list>
              </text:list-item>
              <text:list-item>
                <text:p text:style-name="P18"><text:span text:style-name="Strong_20_Emphasis">/tests</text:span> - Unit and integration tests.</text:p>
                <text:list>
                  <text:list-item>
                    <text:p text:style-name="P18"><text:span text:style-name="Strong_20_Emphasis">/AppTests</text:span> - Tests for application logic.</text:p>
                  </text:list-item>
                </text:list>
              </text:list-item>
              <text:list-item>
                <text:p text:style-name="P18"><text:span text:style-name="Strong_20_Emphasis">/lib</text:span> - External libraries (e.g., Magick.NET.Core, DLibDotNet, FFMpeg.AutoGen) if not managed via NuGet.</text:p>
              </text:list-item>
              <text:list-item>
                <text:p text:style-name="P6"><text:span text:style-name="Strong_20_Emphasis">/docs</text:span> - Documentation for the project.</text:p>
              </text:list-item>
            </text:list>
            <text:h text:style-name="Heading_20_3" text:outline-level="3">Key Files and Their Roles</text:h>
            <text:list xml:id="list2886479438798374188" text:style-name="L7">
              <text:list-item>
                <text:p text:style-name="P7"><text:span text:style-name="Strong_20_Emphasis">Program.cs</text:span>: Parses command-line arguments using <text:span text:style-name="Source_20_Text">CommandLineParser</text:span>, initializes the application, and orchestrates the workflow from image processing to video generation.</text:p>
              </text:list-item>
              <text:list-item>
                <text:p text:style-name="P7"><text:span text:style-name="Strong_20_Emphasis">CommandLineOptions.cs</text:span>: Defines the schema for command-line inputs using <text:span text:style-name="Source_20_Text">CommandLineParser</text:span> attributes, making it easy to validate and access input parameters.</text:p>
              </text:list-item>
              <text:list-item>
                <text:p text:style-name="P7"><text:soft-page-break/><text:span text:style-name="Strong_20_Emphasis">IImageProcessor.cs / ImageProcessor.cs</text:span>: These handle image resizing and possibly initial preprocessing steps. The interface defines the contract, and the implementation uses Magick.NET for the operations.</text:p>
              </text:list-item>
              <text:list-item>
                <text:p text:style-name="P7"><text:span text:style-name="Strong_20_Emphasis">IFaceAligner.cs / FaceAligner.cs</text:span>: For aligning images based on facial features, using DLibDotNet to detect faces and align them to a reference face.</text:p>
              </text:list-item>
              <text:list-item>
                <text:p text:style-name="P7"><text:span text:style-name="Strong_20_Emphasis">IMorpher.cs / Morpher.cs</text:span>: Responsible for creating a morphing effect between pairs of images, potentially using a combination of DLib for feature detection and a custom morphing algorithm.</text:p>
              </text:list-item>
              <text:list-item>
                <text:p text:style-name="P7"><text:span text:style-name="Strong_20_Emphasis">IVideoGenerator.cs / VideoGenerator.cs</text:span>: Manages the compilation of morphed images into a video, using FFMpeg.AutoGen to encode the final product.</text:p>
              </text:list-item>
              <text:list-item>
                <text:p text:style-name="P7"><text:span text:style-name="Strong_20_Emphasis">ImageUtils.cs / VideoUtils.cs</text:span>: Provide static utility methods for common operations related to their respective domains, such as format conversion or parameter adjustments.</text:p>
              </text:list-item>
            </text:list>
            <text:p text:style-name="Text_20_body">This structure is designed to separate concerns, making the project easier to navigate and maintain. Each component focuses on a specific aspect of the application, allowing for independent development, testing, and potential reuse. The use of interfaces promotes a decoupled design, enabling easier substitution of components if needed (e.g., replacing the image processing library without affecting other parts of the application).</text:p>
            <text:p text:style-name="Text_20_body"/>
          </table:table-cell>
        </table:table-row>
        <table:table-row>
          <table:table-cell table:style-name="PromptTable.A2" office:value-type="string">
            <text:p text:style-name="Standard">The Directory and File Structure were created as you suggested. Your next task as Solution Architect is to design work packages for the implementation of the requirements. The Work Packages should be in a scope which results in a valuable increment of the application after each work package is finished. How would you tailor this work packages and what would be the expected result of each finished work package </text:p>
          </table:table-cell>
          <table:table-cell table:style-name="PromptTable.B2" office:value-type="string">
            <text:p text:style-name="Text_20_body">Designing work packages for the implementation of the "Time Lapse Face Morph App" involves breaking down the project into manageable components that can be developed, tested, and delivered incrementally. Each work package should result in a tangible, valuable addition to the application, building towards the complete system. Here's a proposed sequence of work packages tailored to the project's <text:soft-page-break/>requirements:</text:p>
            <text:h text:style-name="Heading_20_3" text:outline-level="3">Work Package 1: Command-Line Interface Setup</text:h>
            <text:p text:style-name="Text_20_body"><text:span text:style-name="Strong_20_Emphasis">Objective</text:span>: Implement the foundation for parsing command-line arguments.</text:p>
            <text:p text:style-name="Text_20_body"><text:span text:style-name="Strong_20_Emphasis">Tasks</text:span>:</text:p>
            <text:list xml:id="list713154062204755817" text:style-name="L8">
              <text:list-item>
                <text:p text:style-name="P19">Implement <text:span text:style-name="Source_20_Text">CommandLineOptions.cs</text:span> to define the schema for expected command-line inputs.</text:p>
              </text:list-item>
              <text:list-item>
                <text:p text:style-name="P8">Setup <text:span text:style-name="Source_20_Text">Program.cs</text:span> to parse arguments using CommandLineParser and display help text or error messages for incorrect inputs.</text:p>
              </text:list-item>
            </text:list>
            <text:p text:style-name="Text_20_body"><text:span text:style-name="Strong_20_Emphasis">Expected Result</text:span>: The application can parse command-line arguments and provide feedback to the user about the required syntax and options available.</text:p>
            <text:h text:style-name="Heading_20_3" text:outline-level="3">Work Package 2: Basic Image Processing</text:h>
            <text:p text:style-name="Text_20_body"><text:span text:style-name="Strong_20_Emphasis">Objective</text:span>: Enable the application to load images from a directory and resize them according to specified parameters.</text:p>
            <text:p text:style-name="Text_20_body"><text:span text:style-name="Strong_20_Emphasis">Tasks</text:span>:</text:p>
            <text:list xml:id="list1843618565124940040" text:style-name="L9">
              <text:list-item>
                <text:p text:style-name="P20">Implement <text:span text:style-name="Source_20_Text">IImageProcessor</text:span> and its <text:span text:style-name="Source_20_Text">ImageProcessor.cs</text:span> implementation to resize images while maintaining their aspect ratio.</text:p>
              </text:list-item>
              <text:list-item>
                <text:p text:style-name="P9">Integrate Magick.NET.Core for actual image processing tasks.</text:p>
              </text:list-item>
            </text:list>
            <text:p text:style-name="Text_20_body"><text:span text:style-name="Strong_20_Emphasis">Expected Result</text:span>: The application can read images from a directory and resize them, storing the resized images in a specified output directory.</text:p>
            <text:h text:style-name="Heading_20_3" text:outline-level="3">Work Package 3: Face Detection and Alignment</text:h>
            <text:p text:style-name="Text_20_body"><text:span text:style-name="Strong_20_Emphasis">Objective</text:span>: Implement the functionality to detect and align faces within images.</text:p>
            <text:p text:style-name="Text_20_body"><text:span text:style-name="Strong_20_Emphasis">Tasks</text:span>:</text:p>
            <text:list xml:id="list4688176467454685828" text:style-name="L10">
              <text:list-item>
                <text:p text:style-name="P21">Implement <text:span text:style-name="Source_20_Text">IFaceAligner</text:span> and <text:soft-page-break/><text:span text:style-name="Source_20_Text">FaceAligner.cs</text:span> to detect faces using DLibDotNet and align them based on facial landmarks.</text:p>
              </text:list-item>
              <text:list-item>
                <text:p text:style-name="P10">Align images to a reference face specified by the user.</text:p>
              </text:list-item>
            </text:list>
            <text:p text:style-name="Text_20_body"><text:span text:style-name="Strong_20_Emphasis">Expected Result</text:span>: Resized images are now aligned based on the position of the face within them, with output saved to a designated directory.</text:p>
            <text:h text:style-name="Heading_20_3" text:outline-level="3">Work Package 4: Image Morphing</text:h>
            <text:p text:style-name="Text_20_body"><text:span text:style-name="Strong_20_Emphasis">Objective</text:span>: Develop the capability to morph between two subsequent images based on facial landmarks.</text:p>
            <text:p text:style-name="Text_20_body"><text:span text:style-name="Strong_20_Emphasis">Tasks</text:span>:</text:p>
            <text:list xml:id="list4915765901993404248" text:style-name="L11">
              <text:list-item>
                <text:p text:style-name="P22">Implement <text:span text:style-name="Source_20_Text">IMorpher</text:span> and <text:span text:style-name="Source_20_Text">Morpher.cs</text:span> to create a sequence of intermediate frames morphing from one image to the next.</text:p>
              </text:list-item>
              <text:list-item>
                <text:p text:style-name="P11">Utilize facial landmarks detected by DLibDotNet for accurate morphing.</text:p>
              </text:list-item>
            </text:list>
            <text:p text:style-name="Text_20_body"><text:span text:style-name="Strong_20_Emphasis">Expected Result</text:span>: The application can generate a series of images that smoothly transition (morph) between pairs of aligned images.</text:p>
            <text:h text:style-name="Heading_20_3" text:outline-level="3">Work Package 5: Video Compilation</text:h>
            <text:p text:style-name="Text_20_body"><text:span text:style-name="Strong_20_Emphasis">Objective</text:span>: Compile the morphed images into a time-lapse video.</text:p>
            <text:p text:style-name="Text_20_body"><text:span text:style-name="Strong_20_Emphasis">Tasks</text:span>:</text:p>
            <text:list xml:id="list4321790575172529645" text:style-name="L12">
              <text:list-item>
                <text:p text:style-name="P23">Implement <text:span text:style-name="Source_20_Text">IVideoGenerator</text:span> and <text:span text:style-name="Source_20_Text">VideoGenerator.cs</text:span> using FFMpeg.AutoGen to create a video from the sequence of morphed images.</text:p>
              </text:list-item>
              <text:list-item>
                <text:p text:style-name="P12">Integrate command-line options for specifying video parameters (e.g., fps, output name).</text:p>
              </text:list-item>
            </text:list>
            <text:p text:style-name="Text_20_body"><text:span text:style-name="Strong_20_Emphasis">Expected Result</text:span>: The application can generate a final video file that combines all the morphed images into a time-lapse sequence, according to the user-specified fps and output settings.</text:p>
            <text:h text:style-name="Heading_20_3" text:outline-level="3">Work Package 6: Overlay Feature Implementation</text:h>
            <text:p text:style-name="Text_20_body"><text:span text:style-name="Strong_20_Emphasis">Objective</text:span>: Add optional functionality for <text:soft-page-break/>overlaying images on top of each other.</text:p>
            <text:p text:style-name="Text_20_body"><text:span text:style-name="Strong_20_Emphasis">Tasks</text:span>:</text:p>
            <text:list xml:id="list6441326283347026450" text:style-name="L13">
              <text:list-item>
                <text:p text:style-name="P24">Extend <text:span text:style-name="Source_20_Text">ImageProcessor.cs</text:span> to support creating overlays of images if specified by command-line arguments.</text:p>
              </text:list-item>
              <text:list-item>
                <text:p text:style-name="P13">Adjust morphing and alignment processes to consider the overlay option.</text:p>
              </text:list-item>
            </text:list>
            <text:p text:style-name="Text_20_body"><text:span text:style-name="Strong_20_Emphasis">Expected Result</text:span>: The application supports creating an image sequence with overlay effects, enhancing the continuity between frames in the final video.</text:p>
            <text:h text:style-name="Heading_20_3" text:outline-level="3">Work Package 7: Testing and Documentation</text:h>
            <text:p text:style-name="Text_20_body"><text:span text:style-name="Strong_20_Emphasis">Objective</text:span>: Ensure the application is robust through testing and well-documented for users and developers.</text:p>
            <text:p text:style-name="Text_20_body"><text:span text:style-name="Strong_20_Emphasis">Tasks</text:span>:</text:p>
            <text:list xml:id="list7042007883429316742" text:style-name="L14">
              <text:list-item>
                <text:p text:style-name="P25">Develop unit tests for each component to validate functionality and handle edge cases.</text:p>
              </text:list-item>
              <text:list-item>
                <text:p text:style-name="P25">Create user documentation explaining how to install, configure, and use the application.</text:p>
              </text:list-item>
              <text:list-item>
                <text:p text:style-name="P14">Document the codebase for maintainability.</text:p>
              </text:list-item>
            </text:list>
            <text:p text:style-name="Text_20_body"><text:span text:style-name="Strong_20_Emphasis">Expected Result</text:span>: A well-tested application with comprehensive documentation available for both users and future developers.</text:p>
            <text:p text:style-name="Text_20_body">Each work package builds upon the previous, gradually increasing the application's capabilities. This structured approach not only facilitates manageable development phases but also ensures that at the end of each package, there is a functional increment of the application that delivers value and can be tested independently.</text:p>
            <text:p text:style-name="Text_20_body"/>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Heid</meta:initial-creator>
    <meta:creation-date>2024-02-25T14:19:52.31</meta:creation-date>
    <meta:generator>OpenOffice/4.1.15$Win32 OpenOffice.org_project/4115m2$Build-9813</meta:generator>
    <meta:document-statistic meta:table-count="1" meta:image-count="0" meta:object-count="0" meta:page-count="9" meta:paragraph-count="108" meta:word-count="2016" meta:character-count="13836"/>
    <dc:date>2024-02-25T14:38:12.52</dc:date>
    <dc:creator>Markus Heid</dc:creator>
  </office:meta>
</office:document-meta>
</file>